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25-07-09 2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7776" calcext:value-type="float">
            <text:p>36.3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25-04-0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25-01-08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2472" calcext:value-type="float">
            <text:p>36.5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24-10-10 0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24-07-10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24-04-02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8192" calcext:value-type="float">
            <text:p>36.58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24-01-26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23-10-0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1344" calcext:value-type="float">
            <text:p>36.6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23-07-12 2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23-04-05 0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23-01-12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22-10-19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22-07-13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22-04-06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22-01-12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21-10-06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21-07-14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0864" calcext:value-type="float">
            <text:p>36.6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21-04-12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21-01-07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20-10-07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20-07-08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20-01-08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9-10-10 0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9-07-11 0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9-04-03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9-01-30 2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8-10-03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8-07-11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8-04-04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8-01-11 0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7-10-04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7-07-12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7-04-06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6-10-06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6-07-08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6-04-07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6-01-07 2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5-10-08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5-07-09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5-04-03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5-01-08 2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4-10-03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4-07-10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3224" calcext:value-type="float">
            <text:p>36.46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4-04-03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4-01-09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3-10-24 0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3-07-12 0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3-03-29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2-10-03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2-07-09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2-04-04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2-01-11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1-10-05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1-07-13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1-04-06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1-01-12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0-10-06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0-07-15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0-04-08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8904" calcext:value-type="float">
            <text:p>36.1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10-01-13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5856" calcext:value-type="float">
            <text:p>36.1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9-10-08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9-07-09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9-04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9-01-0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8-10-08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8-07-1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8-04-02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8-01-10 0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7-10-03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7-07-11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7-04-04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7-01-10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6-10-18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6-07-12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592" calcext:value-type="float">
            <text:p>35.5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6-04-05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9616" calcext:value-type="float">
            <text:p>35.7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6-01-11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5-10-05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6712" calcext:value-type="float">
            <text:p>36.1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5-07-1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5-03-31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5-01-05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4-10-0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4-07-13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4-04-2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4-01-13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3-10-09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3-07-1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3-04-0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3-01-09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2-10-1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2-07-10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2-04-0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2-01-1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1-10-1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1-07-24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1-04-1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2000-08-08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45121405001</text:p>
          </table:table-cell>
          <table:table-cell office:value-type="string" calcext:value-type="string">
            <text:p>35.00S/09.00E-08CCC01</text:p>
          </table:table-cell>
          <table:table-cell office:value-type="string" calcext:value-type="string">
            <text:p>199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24" meta:object-count="0"/>
    <meta:user-defined meta:name="AppVersion">3.0</meta:user-defined>
  </office:meta>
</office:document-meta>
</file>